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 <text:span text:style-name="Strong_20_Emphasis">Exploratory Testing</text:span> (Teste Exploratório) é uma abordagem <text:span text:style-name="Strong_20_Emphasis">dinâmica e não roteirizada</text:span> de testes de software, onde o testador <text:span text:style-name="Strong_20_Emphasis">aprende, projeta e executa</text:span> testes simultaneamente, explorando o sistema de forma livre para identificar bugs que testes tradicionais podem não detectar.</text:p>
      <text:p text:style-name="Horizontal_20_Line"/>
      <text:h text:style-name="Heading_20_2" text:outline-level="2"><text:span text:style-name="Strong_20_Emphasis">Principais Características</text:span></text:h>
      <text:p text:style-name="Text_20_body">✔ <text:span text:style-name="Strong_20_Emphasis">Não segue scripts pré-definidos</text:span> – Baseia-se na criatividade e experiência do testador.<text:line-break/>✔ <text:span text:style-name="Strong_20_Emphasis">Foco em descoberta</text:span> – Encontrar falhas inesperadas, problemas de usabilidade e comportamentos anômalos.<text:line-break/>✔ <text:span text:style-name="Strong_20_Emphasis">Iterativo e adaptativo</text:span> – O testador ajusta sua abordagem conforme explora o sistema.<text:line-break/>✔ <text:span text:style-name="Strong_20_Emphasis">Simula uso real</text:span> – Valida como o software se comporta em cenários não planejados.</text:p>
      <text:p text:style-name="Horizontal_20_Line"/>
      <text:h text:style-name="Heading_20_2" text:outline-level="2"><text:span text:style-name="Strong_20_Emphasis">Quando Usar?</text:span></text:h>
      <text:list xml:id="list3910976923" text:style-name="L1">
        <text:list-item>
          <text:p text:style-name="P1"><text:span text:style-name="Strong_20_Emphasis">Novos sistemas ou funcionalidades</text:span> (quando ainda não há casos de teste bem definidos).</text:p>
        </text:list-item>
        <text:list-item>
          <text:p text:style-name="P1"><text:span text:style-name="Strong_20_Emphasis">Complemento a testes tradicionais</text:span> (para cobrir lacunas deixadas por testes scriptados).</text:p>
        </text:list-item>
        <text:list-item>
          <text:p text:style-name="P1"><text:span text:style-name="Strong_20_Emphasis">Identificação de bugs complexos</text:span> (erros de lógica, usabilidade, performance não óbvia).</text:p>
        </text:list-item>
        <text:list-item>
          <text:p text:style-name="P1"><text:span text:style-name="Strong_20_Emphasis">Prazos curtos</text:span> (permite testes rápidos sem documentação extensa).</text:p>
        </text:list-item>
      </text:list>
      <text:p text:style-name="Horizontal_20_Line"/>
      <text:h text:style-name="Heading_20_2" text:outline-level="2"><text:span text:style-name="Strong_20_Emphasis">Técnicas Comuns</text:span></text:h>
      <text:list xml:id="list1794554717" text:style-name="L2">
        <text:list-item>
          <text:p text:style-name="P2"><text:span text:style-name="Strong_20_Emphasis">Tours de Teste</text:span> (James Bach):</text:p>
          <text:list>
            <text:list-item>
              <text:p text:style-name="P2"><text:span text:style-name="Strong_20_Emphasis">Tour de Negócio</text:span>: Foca em fluxos críticos para o usuário final.</text:p>
            </text:list-item>
            <text:list-item>
              <text:p text:style-name="P2"><text:span text:style-name="Strong_20_Emphasis">Tour de Funcionalidade</text:span>: Explora uma feature específica em profundidade.</text:p>
            </text:list-item>
            <text:list-item>
              <text:p text:style-name="P2"><text:span text:style-name="Strong_20_Emphasis">Tour de Crítico</text:span>: Ataca áreas de alto risco (ex.: pagamentos, login).</text:p>
            </text:list-item>
          </text:list>
        </text:list-item>
        <text:list-item>
          <text:p text:style-name="P2"><text:span text:style-name="Strong_20_Emphasis">Heurísticas de Teste</text:span>:</text:p>
          <text:list>
            <text:list-item>
              <text:p text:style-name="P2">Usar regras práticas como <text:span text:style-name="Emphasis">"Boundary Analysis"</text:span> (testar limites) ou <text:span text:style-name="Emphasis">"Error Guessing"</text:span> (prever falhas com base em experiência).</text:p>
            </text:list-item>
          </text:list>
        </text:list-item>
        <text:list-item>
          <text:p text:style-name="P2"><text:span text:style-name="Strong_20_Emphasis">Sessões de Teste Exploratório</text:span>:</text:p>
          <text:list>
            <text:list-item>
              <text:p text:style-name="P2"><text:span text:style-name="Strong_20_Emphasis">Time-boxed</text:span> (ex.: 90 minutos de exploração focada).</text:p>
            </text:list-item>
            <text:list-item>
              <text:p text:style-name="P2"><text:span text:style-name="Strong_20_Emphasis">Reporte imediato</text:span> (documentação rápida de bugs encontrados).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Vantagens</text:span></text:h>
      <text:p text:style-name="Text_20_body">✅ <text:span text:style-name="Strong_20_Emphasis">Encontra bugs sutis</text:span> – Erros de usabilidade, lógica ou cenários não previstos.<text:line-break/>✅ <text:span text:style-name="Strong_20_Emphasis">Flexível e adaptável</text:span> – Ideal para sistemas complexos ou em evolução rápida.<text:line-break/>✅ <text:span text:style-name="Strong_20_Emphasis">Economiza tempo</text:span> – Não requer preparação extensa de casos de teste.</text:p>
      <text:p text:style-name="Horizontal_20_Line"/>
      <text:h text:style-name="Heading_20_2" text:outline-level="2"><text:span text:style-name="Strong_20_Emphasis">Desvantagens</text:span></text:h>
      <text:p text:style-name="Text_20_body">❌ <text:span text:style-name="Strong_20_Emphasis">Depende da habilidade do testador</text:span> – Resultados variam conforme experiência.<text:line-break/>❌ <text:span text:style-name="Strong_20_Emphasis">Difícil de reproduzir</text:span> – Falhas podem ser hard to replicate sem documentação detalhada.<text:line-break/>❌ <text:span text:style-name="Strong_20_Emphasis">Não substitui testes estruturados</text:span> – Deve ser combinado com outras abordagens.</text:p>
      <text:p text:style-name="Horizontal_20_Line"/>
      <text:h text:style-name="Heading_20_2" text:outline-level="2"><text:span text:style-name="Strong_20_Emphasis">Exemplo Prático</text:span></text:h>
      <text:p text:style-name="Text_20_body"><text:span text:style-name="Strong_20_Emphasis">Cenário</text:span>: Teste exploratório em um app de delivery:</text:p>
      <text:list xml:id="list1114743760" text:style-name="L3">
        <text:list-item>
          <text:p text:style-name="P3"><text:span text:style-name="Strong_20_Emphasis">Exploração livre</text:span>:</text:p>
          <text:list>
            <text:list-item>
              <text:p text:style-name="P3">Pedir um item, cancelar no meio, tentar reordenar.</text:p>
            </text:list-item>
            <text:list-item>
              <text:p text:style-name="P3">Alternar entre telas rapidamente para ver crashes.</text:p>
            </text:list-item>
          </text:list>
        </text:list-item>
        <text:list-item>
          <text:p text:style-name="P3"><text:span text:style-name="Strong_20_Emphasis">Descoberta de bugs</text:span>:</text:p>
          <text:list>
            <text:list-item>
              <text:p text:style-name="P3">O app permite pedir quantidade negativa de itens (<text:span text:style-name="Emphasis">bug lógico</text:span>).</text:p>
            </text:list-item>
            <text:list-item>
              <text:p text:style-name="P3">Tela de pagamento não rola em dispositivos pequenos (<text:span text:style-name="Emphasis">usabilidade</text:span>).</text:p>
            </text:list-item>
          </text:list>
        </text:list-item>
      </text:list>
      <text:p text:style-name="Horizontal_20_Line"/>
      <text:h text:style-name="Heading_20_2" text:outline-level="2"><text:span text:style-name="Strong_20_Emphasis">Ferramentas Úteis</text:span></text:h>
      <text:list xml:id="list592431578" text:style-name="L4">
        <text:list-item>
          <text:p text:style-name="P4"><text:span text:style-name="Strong_20_Emphasis">Screen recording</text:span>: OBS, Loom (para registrar sessões).</text:p>
        </text:list-item>
        <text:list-item>
          <text:p text:style-name="P4"><text:span text:style-name="Strong_20_Emphasis">Bug tracking</text:span>: Jira, Trello (para reportar falhas rapidamente).</text:p>
        </text:list-item>
        <text:list-item>
          <text:p text:style-name="P4"><text:span text:style-name="Strong_20_Emphasis">Mind maps</text:span>: XMind (para mapear áreas testadas).</text:p>
        </text:list-item>
      </text:list>
      <text:p text:style-name="Horizontal_20_Line"/>
      <text:h text:style-name="Heading_20_3" text:outline-level="3"><text:span text:style-name="Strong_20_Emphasis">Como Implementar?</text:span></text:h>
      <text:list xml:id="list4234413415" text:style-name="L5">
        <text:list-item>
          <text:p text:style-name="P5"><text:span text:style-name="Strong_20_Emphasis">Defina um escopo</text:span> (ex.: "Explorar fluxo de checkout").</text:p>
        </text:list-item>
        <text:list-item>
          <text:p text:style-name="P5"><text:span text:style-name="Strong_20_Emphasis">Estabeleça um tempo</text:span> (ex.: 1 hora de sessão).</text:p>
        </text:list-item>
        <text:list-item>
          <text:p text:style-name="P5"><text:span text:style-name="Strong_20_Emphasis">Documente descobertas</text:span> (bugs, observações).</text:p>
        </text:list-item>
        <text:list-item>
          <text:p text:style-name="P5"><text:span text:style-name="Strong_20_Emphasis">Compartilhe insights</text:span> com a equipe.</text:p>
        </text:list-item>
      </text:list>
      <text:p text:style-name="Horizontal_20_Line"/>
      <text:h text:style-name="Heading_20_3" text:outline-level="3"><text:soft-page-break/><text:span text:style-name="Strong_20_Emphasis">Conclusão</text:span></text:h>
      <text:p text:style-name="Text_20_body">O <text:span text:style-name="Strong_20_Emphasis">Exploratory Testing</text:span> é uma poderosa técnica para <text:span text:style-name="Strong_20_Emphasis">encontrar falhas que testes tradicionais ignoram</text:span>, especialmente em sistemas complexos ou em estágios iniciais. Ele valoriza a <text:span text:style-name="Strong_20_Emphasis">curiosidade e expertise humana</text:span>, complementando abordagens automatizadas e scriptadas.</text:p>
      <text:p text:style-name="Text_20_body"><text:span text:style-name="Strong_20_Emphasis">Dica</text:span>: Combine-o com <text:span text:style-name="Strong_20_Emphasis">Session-Based Testing</text:span> (sessões cronometradas) para estruturação leve. Ideal para times ágeis e contextos com requisitos em mudança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8:15:49.987581165</meta:creation-date>
    <dc:date>2025-05-06T18:23:43.398475988</dc:date>
    <meta:editing-duration>PT7M54S</meta:editing-duration>
    <meta:editing-cycles>1</meta:editing-cycles>
    <meta:document-statistic meta:table-count="0" meta:image-count="0" meta:object-count="0" meta:page-count="3" meta:paragraph-count="42" meta:word-count="467" meta:character-count="3173" meta:non-whitespace-character-count="2764"/>
    <meta:generator>LibreOffice/7.3.7.2$Linux_X86_64 LibreOffice_project/30$Build-2</meta:generator>
  </office:meta>
</office:document-meta>
</file>